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rlito" svg:font-family="Carlito" style:font-family-generic="roman" style:font-pitch="variable"/>
    <style:font-face style:name="Carlito1" svg:font-family="Carlito" style:font-family-generic="swiss" style:font-pitch="variable"/>
    <style:font-face style:name="DINPro-CondensedMedium" svg:font-family="DINPro-CondensedMedium, serif"/>
    <style:font-face style:name="DejaVu Sans" svg:font-family="'DejaVu Sans'" style:font-family-generic="system" style:font-pitch="variable"/>
    <style:font-face style:name="GoogleSans-Regular" svg:font-family="GoogleSans-Regular, serif"/>
    <style:font-face style:name="Noto Sans" svg:font-family="'Noto Sans'" style:font-family-generic="swiss"/>
    <style:font-face style:name="Noto Sans SC Regular" svg:font-family="'Noto Sans SC Regular'" style:font-family-generic="system" style:font-pitch="variable"/>
    <style:font-face style:name="Noto Sans1" svg:font-family="'Noto Sans'" style:font-family-generic="system" style:font-pitch="variable"/>
  </office:font-face-decls>
  <office:automatic-styles>
    <style:style style:name="P1"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f4f4f" loext:opacity="100%" style:font-name="GoogleSans-Regular" fo:font-size="14pt" fo:letter-spacing="normal" fo:font-style="normal" fo:font-weight="normal"/>
    </style:style>
    <style:style style:name="P2"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f4f4f" loext:opacity="100%" style:font-name="GoogleSans-Regular" fo:letter-spacing="normal" fo:font-style="normal" fo:font-weight="normal"/>
    </style:style>
    <style:style style:name="P3" style:family="paragraph" style:parent-style-name="Standard">
      <style:paragraph-properties fo:margin-left="0in" fo:margin-right="0in" fo:orphans="2" fo:widows="2" fo:text-indent="0in" style:auto-text-indent="false"/>
      <style:text-properties fo:font-variant="normal" fo:text-transform="none" fo:color="#2f4f4f" loext:opacity="100%" style:font-name="DINPro-CondensedMedium" fo:font-size="14.25pt" fo:letter-spacing="0.0102in" fo:font-style="normal" fo:font-weight="normal"/>
    </style:style>
    <style:style style:name="P4" style:family="paragraph" style:parent-style-name="Standard">
      <style:paragraph-properties fo:margin-left="0in" fo:margin-right="0in" fo:orphans="2" fo:widows="2" fo:text-indent="0in" style:auto-text-indent="false"/>
    </style:style>
    <style:style style:name="P5" style:family="paragraph" style:parent-style-name="Standard">
      <style:paragraph-properties fo:margin-left="0in" fo:margin-right="0in" fo:text-align="justify" style:justify-single-word="false" fo:orphans="2" fo:widows="2" fo:text-indent="0in" style:auto-text-indent="false"/>
    </style:style>
    <style:style style:name="T1" style:family="text">
      <style:text-properties fo:font-weight="bold"/>
    </style:style>
    <style:style style:name="T2" style:family="text">
      <style:text-properties fo:font-variant="normal" fo:text-transform="none" fo:color="#2f4f4f" loext:opacity="100%" style:font-name="DINPro-CondensedMedium" fo:font-size="14.25pt" fo:letter-spacing="0.0102in" fo:font-style="normal" fo:font-weight="normal"/>
    </style:style>
    <style:style style:name="T3" style:family="text">
      <style:text-properties fo:font-variant="normal" fo:text-transform="none" fo:color="#2f4f4f" loext:opacity="100%" style:font-name="GoogleSans-Regular" fo:letter-spacing="normal" fo:font-style="normal" fo:font-weight="normal"/>
    </style:style>
    <style:style style:name="T4" style:family="text">
      <style:text-properties fo:font-variant="normal" fo:text-transform="none" fo:color="#2f4f4f" loext:opacity="100%" style:font-name="GoogleSans-Regular" fo:letter-spacing="0.0102in" fo:font-style="normal" fo:font-weight="normal"/>
    </style:style>
    <style:style style:name="T5" style:family="text">
      <style:text-properties fo:font-variant="normal" fo:text-transform="none" fo:color="#000000" loext:opacity="100%" style:font-name="GoogleSans-Regular" fo:font-size="30pt" fo:letter-spacing="normal" fo:font-style="normal" fo:font-weight="bold"/>
    </style:style>
    <style:style style:name="T6" style:family="text">
      <style:text-properties fo:font-variant="normal" fo:text-transform="none" fo:color="#000000" loext:opacity="100%" style:font-name="GoogleSans-Regular" fo:font-size="30pt" fo:letter-spacing="normal" fo:font-style="normal" fo:font-weight="normal"/>
    </style:style>
    <style:style style:name="T7" style:family="text">
      <style:text-properties fo:color="#000000" loext:opacity="100%" fo:font-size="30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bookmark-start text:name="__DdeLink__159_2830887933"/><text:bookmark-start text:name="__DdeLink__160_358625379"/><text:span text:style-name="T6">TRAWLER 82M</text:span><text:span text:style-name="T5">/ </text:span><text:span text:style-name="T6">ТРАУЛЕР 82М</text:span><text:span text:style-name="T7"> </text:span></text:p>
      <text:p text:style-name="P1"><text:span text:style-name="T1">TRAWLER</text:span> big freezing processing trawler, designed for maximum fishing efficiency. The design based on the well-established and proven <text:span text:style-name="T1">Enduro™ Bow</text:span> concept for the best seaworthiness in rough seas. This bow shape also allows full use of the limited size of the vessel for the benefit of the crew and the maximum capacity of the fish hold and the vessel as a whole.</text:p>
      <text:p text:style-name="P1"/>
      <text:p text:style-name="P2">Total processing capacity on the ship ~ 150t / day.</text:p>
      <text:p text:style-name="P2">Freezing capacity ~ 100t / day.</text:p>
      <text:p text:style-name="P2">Total capacity of holds ~ 1875m³.</text:p>
      <text:p text:style-name="P2"/>
      <text:p text:style-name="P2"><text:span text:style-name="T1">Fish species:</text:span> cod, pollock, haddock, flatfish, red fish, halibut, shrimp and other bottom types of fish</text:p>
      <text:p text:style-name="P2"/>
      <text:p text:style-name="P2"><text:span text:style-name="T1">Methods and types of processing:</text:span> frozen blocks of fillets, canned liver, offal, fish meal and fish oil.</text:p>
      <text:p text:style-name="P2"/>
      <text:p text:style-name="P1"><text:span text:style-name="T1">ТРАУЛЕР</text:span> представляет собой большой морозильный рыболовный траулер-процессор, с возможностью использования 2-х тралов, спроектированный для максимальной эффективности промысла. Конструкция основывается на устоявшейся и проверенной концепции носовой части <text:span text:style-name="T1">Enduro™ Bow</text:span>, которая обеспечивает наилучшую мореходность судна в суровых морях. Данная форма носовой части также позволяет полностью использовать ограниченный размер судна на благо экипажа и максимальной вместимости рыбного трюма и судна в целом.</text:p>
      <text:p text:style-name="P1"/>
      <text:p text:style-name="P2">Общая мощность переработки на судне ~ 150 т/день.</text:p>
      <text:p text:style-name="P2">Производительность заморозки на судне ~ 100 т/день.</text:p>
      <text:p text:style-name="P2">Общая вместимость трюмов ~ 1875м³.</text:p>
      <text:p text:style-name="P2"/>
      <text:p text:style-name="P2"><text:span text:style-name="T1">Видами промысловых рыб являются:</text:span> треска, минтай, пикша, камбала, окунь, палтус, креветка и другие виды рыб.</text:p>
      <text:p text:style-name="P2"/>
      <text:p text:style-name="P2"><text:span text:style-name="T1">Виды и способы переработки:</text:span> замороженное филе, консервированная печень, субпродукты, рыбная мука и жир.</text:p>
      <text:p text:style-name="P2"/>
      <text:p text:style-name="P2"/>
      <text:p text:style-name="Standard"/>
      <text:p text:style-name="P5"><text:bookmark-start text:name="__DdeLink__98_2364180599"/><text:bookmark-start text:name="__DdeLink__155_434926062"/><text:soft-page-break/><text:span text:style-name="T2">LENGTH</text:span><text:span text:style-name="T3"> <text:s/>82</text:span><text:span text:style-name="T2">.00m</text:span> </text:p>
      <text:p text:style-name="P5"><text:span text:style-name="T2">WIDTH </text:span> 16<text:span text:style-name="T2">.00m</text:span> </text:p>
      <text:p text:style-name="P5"><text:span text:style-name="T2">DRAFT </text:span><text:span text:style-name="T3"> </text:span><text:span text:style-name="T4">6.30</text:span><text:span text:style-name="T2">m</text:span> </text:p>
      <text:p text:style-name="P4"><text:span text:style-name="T2">VESSEL SPEED</text:span> <text:s/>15<text:span text:style-name="T2">kn</text:span></text:p>
      <text:p text:style-name="P3">NUMBER of CREW 80ppl<text:bookmark-end text:name="__DdeLink__160_358625379"/> <text:bookmark-end text:name="__DdeLink__159_2830887933"/><text:bookmark-end text:name="__DdeLink__98_2364180599"/><text:bookmark-end text:name="__DdeLink__155_43492606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rlito" svg:font-family="Carlito" style:font-family-generic="roman" style:font-pitch="variable"/>
    <style:font-face style:name="Carlito1" svg:font-family="Carlito" style:font-family-generic="swiss" style:font-pitch="variable"/>
    <style:font-face style:name="DINPro-CondensedMedium" svg:font-family="DINPro-CondensedMedium, serif"/>
    <style:font-face style:name="DejaVu Sans" svg:font-family="'DejaVu Sans'" style:font-family-generic="system" style:font-pitch="variable"/>
    <style:font-face style:name="GoogleSans-Regular" svg:font-family="GoogleSans-Regular, serif"/>
    <style:font-face style:name="Noto Sans" svg:font-family="'Noto Sans'" style:font-family-generic="swiss"/>
    <style:font-face style:name="Noto Sans SC Regular" svg:font-family="'Noto Sans SC Regular'" style:font-family-generic="system" style:font-pitch="variable"/>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000000" loext:opacity="100%" style:font-name="Carlito" fo:font-size="12pt" fo:language="ru" fo:country="RU"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Carlito" fo:font-size="12pt" fo:language="ru" fo:country="RU"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List_20_Contents" style:display-name="List Contents" style:family="paragraph" style:parent-style-name="Standard" style:class="html">
      <style:paragraph-properties fo:margin-left="0.3937in"/>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Carlito1" fo:font-family="Carlito" style:font-family-generic="swiss" style:font-pitch="variable" fo:font-size="14pt" style:font-name-asian="Noto Sans SC Regular" style:font-family-asian="'Noto Sans SC Regular'" style:font-family-generic-asian="system" style:font-pitch-asian="variable" style:font-size-asian="14pt" style:font-name-complex="Noto Sans1" style:font-family-complex="'Noto Sans'" style:font-family-generic-complex="system" style:font-pitch-complex="variable" style:font-size-complex="14pt"/>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2T10:23:58.180926240</meta:creation-date>
    <dc:date>2024-08-21T09:51:29.921118625</dc:date>
    <meta:editing-duration>PT1H25M16S</meta:editing-duration>
    <meta:editing-cycles>7</meta:editing-cycles>
    <meta:generator>Collabora_Office/24.04.4.2$Linux_X86_64 LibreOffice_project/3709158c476d3931713e1be652f02aae1db91dd3</meta:generator>
    <meta:document-statistic meta:table-count="0" meta:image-count="0" meta:object-count="0" meta:page-count="2" meta:paragraph-count="18" meta:word-count="245" meta:character-count="1633" meta:non-whitespace-character-count="1401"/>
  </office:meta>
</office:document-meta>
</file>